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mm" svg:height="90.05mm" svg:x="99.9mm" svg:y="3.71mm">
            <draw:object draw:notify-on-update-of-ranges="Feuille1.A2:Feuille1.A4 Feuille1.B1:Feuille1.B1 Feuille1.B2:Feuille1.B4 Feuille1.A2:Feuille1.A4 Feuille1.C1:Feuille1.C1 Feuille1.C2:Feuille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inimum parcours</text:p>
          </table:table-cell>
          <table:table-cell office:value-type="string" calcext:value-type="string">
            <text:p>minimum DPR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3:22:57.8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5T16:42:43.970000000</meta:creation-date>
    <dc:date>2021-01-06T13:23:53.912000000</dc:date>
    <meta:editing-duration>PT5M57S</meta:editing-duration>
    <meta:editing-cycles>2</meta:editing-cycles>
    <meta:generator>LibreOffice/6.3.3.2$Windows_X86_64 LibreOffice_project/a64200df03143b798afd1ec74a12ab50359878ed</meta:generator>
    <meta:document-statistic meta:table-count="1" meta:cell-count="1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1.816cm" svg:y="3.955cm" style:legend-expansion="high" chart:style-name="ch2"/>
        <chart:plot-area chart:style-name="ch3" table:cell-range-address="Feuille1.A2:Feuille1.C4 Feuille1.B1:Feuille1.C1" chart:data-source-has-labels="row" svg:x="0.319cm" svg:y="0.18cm" svg:width="11.178cm" svg:height="8.646cm">
          <chartooo:coordinate-region svg:x="1.046cm" svg:y="0.379cm" svg:width="9.8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4" chart:label-cell-address="Feuille1.B1:Feuille1.B1" chart:class="chart:scatter">
            <chart:domain table:cell-range-address="Feuille1.A2:Feuille1.A4"/>
            <chart:data-point chart:repeated="3"/>
          </chart:series>
          <chart:series chart:style-name="ch7" chart:values-cell-range-address="Feuille1.C2:Feuille1.C4" chart:label-cell-address="Feuille1.C1:Feuille1.C1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inimum parcours</text:p>
                <draw:g>
                  <svg:desc>Feuille1.B1:Feuille1.B1</svg:desc>
                </draw:g>
              </table:table-cell>
              <table:table-cell office:value-type="string">
                <text:p>minimum DPR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Feuille1.A2:Feuille1.A4</svg:desc>
                </draw:g>
              </table:table-cell>
              <table:table-cell office:value-type="float" office:value="0">
                <text:p>0</text:p>
                <draw:g>
                  <svg:desc>Feuille1.B2:Feuille1.B4</svg:desc>
                </draw:g>
              </table:table-cell>
              <table:table-cell office:value-type="float" office:value="0">
                <text:p>0</text:p>
                <draw:g>
                  <svg:desc>Feuille1.C2:Feuille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